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">
      <style:text-properties fo:font-size="18pt" officeooo:rsid="00249397" officeooo:paragraph-rsid="00249397" style:font-size-asian="18pt" style:font-size-complex="18pt"/>
    </style:style>
    <style:style style:name="P2" style:family="paragraph" style:parent-style-name="Text_20_body">
      <style:paragraph-properties fo:line-height="150%"/>
      <style:text-properties fo:font-size="11pt" officeooo:rsid="00265775" officeooo:paragraph-rsid="00265775" style:font-size-asian="9.60000038146973pt" style:font-size-complex="11pt"/>
    </style:style>
    <style:style style:name="P3" style:family="paragraph" style:parent-style-name="Text_20_body">
      <style:paragraph-properties fo:line-height="150%"/>
      <style:text-properties fo:font-size="11pt" fo:font-style="italic" officeooo:rsid="00249397" officeooo:paragraph-rsid="00249397" style:font-size-asian="9.60000038146973pt" style:font-style-asian="italic" style:font-size-complex="11pt" style:font-style-complex="italic"/>
    </style:style>
    <style:style style:name="P4" style:family="paragraph" style:parent-style-name="Text_20_body" style:list-style-name="L1">
      <style:paragraph-properties fo:line-height="150%"/>
      <style:text-properties fo:font-size="11pt" fo:font-style="italic" officeooo:rsid="00249397" officeooo:paragraph-rsid="00249397" style:font-size-asian="9.60000038146973pt" style:font-style-asian="italic" style:font-size-complex="11pt" style:font-style-complex="italic"/>
    </style:style>
    <style:style style:name="P5" style:family="paragraph" style:parent-style-name="Text_20_body">
      <style:text-properties fo:font-size="11pt" fo:font-style="italic" officeooo:rsid="0027d14b" officeooo:paragraph-rsid="0027d14b" style:font-size-asian="9.60000038146973pt" style:font-style-asian="italic" style:font-size-complex="11pt" style:font-style-complex="italic"/>
    </style:style>
    <style:style style:name="P6" style:family="paragraph" style:parent-style-name="Text_20_body">
      <style:paragraph-properties fo:line-height="150%"/>
      <style:text-properties fo:font-size="11pt" fo:font-style="italic" officeooo:rsid="0027d14b" officeooo:paragraph-rsid="0027d14b" style:font-size-asian="9.60000038146973pt" style:font-style-asian="italic" style:font-size-complex="11pt" style:font-style-complex="italic"/>
    </style:style>
    <style:style style:name="P7" style:family="paragraph" style:parent-style-name="Text_20_body">
      <style:paragraph-properties fo:line-height="150%"/>
      <style:text-properties fo:font-size="11pt" fo:font-style="italic" officeooo:rsid="00265775" officeooo:paragraph-rsid="00265775" style:font-size-asian="11pt" style:font-style-asian="italic" style:font-size-complex="11pt" style:font-style-complex="italic"/>
    </style:style>
    <style:style style:name="P8" style:family="paragraph" style:parent-style-name="Text_20_body">
      <style:paragraph-properties fo:line-height="150%"/>
      <style:text-properties fo:font-size="11pt" fo:font-style="italic" officeooo:rsid="0027d14b" officeooo:paragraph-rsid="0027d14b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line-height="150%"/>
      <style:text-properties fo:font-size="11pt" officeooo:rsid="00249397" officeooo:paragraph-rsid="00249397" style:font-size-asian="11pt" style:font-size-complex="11pt"/>
    </style:style>
    <style:style style:name="P10" style:family="paragraph" style:parent-style-name="Text_20_body">
      <style:paragraph-properties fo:line-height="150%"/>
      <style:text-properties fo:font-size="11pt" officeooo:paragraph-rsid="00265775" style:font-size-asian="11pt" style:font-size-complex="11pt"/>
    </style:style>
    <style:style style:name="P11" style:family="paragraph" style:parent-style-name="Text_20_body">
      <style:text-properties fo:font-size="11pt" officeooo:rsid="00265775" officeooo:paragraph-rsid="00265775" style:font-size-asian="11pt" style:font-size-complex="11pt"/>
    </style:style>
    <style:style style:name="P12" style:family="paragraph" style:parent-style-name="Text_20_body">
      <style:paragraph-properties fo:line-height="150%"/>
      <style:text-properties fo:font-size="11pt" officeooo:rsid="00265775" officeooo:paragraph-rsid="0027d14b" style:font-size-asian="11pt" style:font-size-complex="11pt"/>
    </style:style>
    <style:style style:name="P13" style:family="paragraph" style:parent-style-name="Text_20_body">
      <style:paragraph-properties fo:line-height="150%"/>
      <style:text-properties officeooo:rsid="0027d14b" officeooo:paragraph-rsid="0027d14b"/>
    </style:style>
    <style:style style:name="P14" style:family="paragraph" style:parent-style-name="Heading_20_4">
      <style:text-properties fo:font-size="12pt" officeooo:rsid="00265775" officeooo:paragraph-rsid="00265775" style:font-size-asian="12pt" style:font-size-complex="12pt"/>
    </style:style>
    <style:style style:name="P15" style:family="paragraph" style:parent-style-name="Heading_20_4">
      <style:paragraph-properties fo:line-height="150%"/>
      <style:text-properties fo:font-size="12pt" officeooo:rsid="0027d14b" officeooo:paragraph-rsid="0027d14b" style:font-size-asian="12pt" style:font-size-complex="12pt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text-properties officeooo:rsid="00265775" officeooo:paragraph-rsid="00265775"/>
    </style:style>
    <style:style style:name="P18" style:family="paragraph" style:parent-style-name="Heading_20_1" style:list-style-name="">
      <style:text-properties officeooo:rsid="00265775" officeooo:paragraph-rsid="00265775"/>
    </style:style>
    <style:style style:name="P19" style:family="paragraph" style:parent-style-name="Heading_20_1">
      <style:paragraph-properties fo:break-before="page"/>
      <style:text-properties officeooo:rsid="00265775" officeooo:paragraph-rsid="00265775"/>
    </style:style>
    <style:style style:name="P20" style:family="paragraph" style:parent-style-name="Heading_20_2" style:list-style-name="">
      <style:paragraph-properties fo:text-align="center" style:justify-single-word="false"/>
      <style:text-properties fo:font-size="18pt" officeooo:rsid="00249397" officeooo:paragraph-rsid="00249397" style:font-size-asian="18pt" style:font-size-complex="18pt"/>
    </style:style>
    <style:style style:name="P21" style:family="paragraph" style:parent-style-name="Heading_20_2" style:list-style-name="">
      <style:paragraph-properties fo:text-align="center" style:justify-single-word="false"/>
      <style:text-properties fo:font-size="18.2000007629395pt" officeooo:rsid="00249397" officeooo:paragraph-rsid="00249397" style:font-size-asian="18.2000007629395pt" style:font-size-complex="18.2000007629395pt"/>
    </style:style>
    <style:style style:name="P22" style:family="paragraph" style:parent-style-name="Heading_20_2">
      <style:paragraph-properties fo:break-before="page"/>
      <style:text-properties fo:font-size="18pt" officeooo:rsid="00249397" officeooo:paragraph-rsid="00249397" style:font-size-asian="18pt" style:font-size-complex="18pt"/>
    </style:style>
    <style:style style:name="P23" style:family="paragraph" style:parent-style-name="Heading_20_2" style:list-style-name="">
      <style:paragraph-properties fo:break-before="page"/>
      <style:text-properties fo:font-size="18pt" officeooo:rsid="00249397" officeooo:paragraph-rsid="00249397" style:font-size-asian="18pt" style:font-size-complex="18pt"/>
    </style:style>
    <style:style style:name="P24" style:family="paragraph" style:parent-style-name="Heading_20_3">
      <style:text-properties officeooo:rsid="00249397" officeooo:paragraph-rsid="00249397"/>
    </style:style>
    <style:style style:name="P25" style:family="paragraph" style:parent-style-name="Heading_20_3">
      <style:text-properties officeooo:rsid="00265775" officeooo:paragraph-rsid="00265775"/>
    </style:style>
    <style:style style:name="P26" style:family="paragraph" style:parent-style-name="Heading_20_3">
      <style:text-properties fo:font-style="normal" style:font-style-asian="normal" style:font-style-complex="normal"/>
    </style:style>
    <style:style style:name="P27" style:family="paragraph" style:parent-style-name="Heading_20_3">
      <style:text-properties fo:font-style="normal" officeooo:rsid="0027d14b" officeooo:paragraph-rsid="0027d14b" style:font-style-asian="normal" style:font-style-complex="normal"/>
    </style:style>
    <style:style style:name="P28" style:family="paragraph" style:parent-style-name="Heading_20_3">
      <style:text-properties officeooo:rsid="0027d14b" officeooo:paragraph-rsid="0027d14b"/>
    </style:style>
    <style:style style:name="T1" style:family="text">
      <style:text-properties officeooo:rsid="0026577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65775" style:font-style-asian="italic" style:font-style-complex="italic"/>
    </style:style>
    <style:style style:name="T4" style:family="text">
      <style:text-properties fo:font-style="italic" officeooo:rsid="0027d14b" style:font-style-asian="italic" style:font-style-complex="italic"/>
    </style:style>
    <style:style style:name="T5" style:family="text">
      <style:text-properties fo:font-size="11pt" fo:font-style="italic" style:font-size-asian="9.60000038146973pt" style:font-style-asian="italic" style:font-size-complex="11pt" style:font-style-complex="italic"/>
    </style:style>
    <style:style style:name="T6" style:family="text">
      <style:text-properties officeooo:rsid="0027d1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1" text:outline-level="2">Deckblatt</text:h>
      <text:h text:style-name="P23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6" text:outline-level="1">Inhaltsverzeichnis</text:h>
      <text:h text:style-name="P22" text:outline-level="2">Spezifikation</text:h>
      <text:p text:style-name="P3">In diesem Kapitel sollen die folgenden Punkte erläutert werden:</text:p>
      <text:list xml:id="list3817092839074661055" text:style-name="L1">
        <text:list-item>
          <text:p text:style-name="P4">Was leistet die Webanwendung?</text:p>
        </text:list-item>
        <text:list-item>
          <text:p text:style-name="P4">Welchen Mehrwert bietet die Webanwendung für dessen Nutzer?</text:p>
        </text:list-item>
      </text:list>
      <text:p text:style-name="P3"/>
      <text:h text:style-name="P24" text:outline-level="3"><text:span text:style-name="T6">1.1 </text:span>Anforderungen</text:h>
      <text:p text:style-name="P9"><text:span text:style-name="T2">In diesem Unterkapitel sollen die vorgesehenen und die tatsächlich umgesetzten Anforderungen beschrieben und mit <text:s/>Hilfe von Use-Case- </text:span><text:span text:style-name="T3">und Aktivitätsd</text:span><text:span text:style-name="T2">iagrammen konkretisiert werden.</text:span></text:p>
      <text:h text:style-name="P18" text:outline-level="1"/>
      <text:h text:style-name="P19" text:outline-level="1">Architektur</text:h>
      <text:p text:style-name="P7">In diesem Kapitel soll beschrieben werden, wie das Projekt und die Datenbank strukturiert ist und welche Technologien und Frameworks verwendet werden.</text:p>
      <text:p text:style-name="P7"/>
      <text:h text:style-name="Heading_20_3" text:outline-level="3"><text:span text:style-name="T6">2.1 </text:span>Gesamtarchitektur</text:h>
      <text:p text:style-name="P7">In diesem Unterkapitel soll beschrieben werden, wie die Gesamtarchitektur der entwickelten Webanwendung aussieht. Dies kann mit UML Paket- oder Klassendiagrammen unterstützt werden.</text:p>
      <text:p text:style-name="P7"/>
      <text:h text:style-name="P25" text:outline-level="3"><text:span text:style-name="T6">2.2 </text:span>Programmabläufe</text:h>
      <text:p text:style-name="P10"><text:span text:style-name="T3">In diesem Unterkapitel sollte exemplarisch gezeigt werden, wie die typischen Abläufe in der Webanwendung aussehen. Hierfür sollten Aktivitäts-/Sequenzdiagramme genutzt werden.</text:span></text:p>
      <text:p text:style-name="P10"><text:span text:style-name="T3"/></text:p>
      <text:h text:style-name="P26" text:outline-level="3"><text:span text:style-name="T6">2.3 P</text:span>er<text:span text:style-name="T1">sistenz</text:span></text:h>
      <text:p text:style-name="P11"><text:span text:style-name="T2">In diesem Unterkapitel soll die genutzte Datenbank und der Zugriff auf ihre Daten erläutert werden.</text:span></text:p>
      <text:p text:style-name="P11"><text:span text:style-name="T2"/></text:p>
      <text:h text:style-name="P14" text:outline-level="4"><text:span text:style-name="T4">2.3.1 </text:span><text:span text:style-name="T2">Konzeption</text:span></text:h>
      <text:p text:style-name="P2"><text:span text:style-name="T2">In diesem Unterkapitel soll die konzepierte Datenbank nach ER-Diagramm beschrieben werden</text:span></text:p>
      <text:p text:style-name="P2"><text:span text:style-name="T2"/></text:p>
      <text:h text:style-name="P14" text:outline-level="4"><text:span text:style-name="T4">2.3.2 </text:span><text:span text:style-name="T2">Umsetzung</text:span></text:h>
      <text:p text:style-name="P2"><text:span text:style-name="T2">In diesem Unterkapitel soll die Datenbank nach </text:span><text:span text:style-name="T4">relationalem Modell</text:span><text:span text:style-name="T2"> beschrieben werden. </text:span><text:span text:style-name="T4">Außerdem sollten anwendungsspezifische Constraints aufgelistet werden, die bei der Implementierung bedacht werden müssen.</text:span></text:p>
      <text:p text:style-name="P2"><text:span text:style-name="T4"/></text:p>
      <text:h text:style-name="P15" text:outline-level="4"><text:span text:style-name="T2">2.3.3 Zugriff</text:span></text:h>
      <text:p text:style-name="P12"><text:span text:style-name="T4">In diesem Unterkapitel soll beschrieben werden mit welchen Technologien und Frameworks von der Webanwendung auf die Datenbank zugegriffen wird.</text:span></text:p>
      <text:p text:style-name="P12"><text:span text:style-name="T4"/></text:p>
      <text:h text:style-name="P27" text:outline-level="3">2.4 Präsentation</text:h>
      <text:p text:style-name="P12"><text:span text:style-name="T4">In diesem Unterkapitel soll die Präsentationsschicht der Webanwendung beschrieben werden. Hierzu u.a. die genutzte Technologie/Framework. </text:span></text:p>
      <text:h text:style-name="P17" text:outline-level="1"><text:soft-page-break/>Installation</text:h>
      <text:p text:style-name="P7">In diesem Kapitel soll beschrieben werden, welche Programmierwerkzeuge verwendet wurden und wie die Webanwendung lokal aufgesetzt werden kann</text:p>
      <text:p text:style-name="P7"/>
      <text:h text:style-name="P28" text:outline-level="3">3.1 Programmierwerkzeuge</text:h>
      <text:p text:style-name="P5">Auflistung der verwendeten Programmierwerkzeugen mit Vor- und Nachteilen</text:p>
      <text:p text:style-name="P5"/>
      <text:h text:style-name="P28" text:outline-level="3">3.2 Installation der Entwicklungsumgebung</text:h>
      <text:p text:style-name="P6">Detaillierte Erklärung welche Maßnahmen notwendig sind, um die Entwicklungsumgebung aufzusetzen, sodass an dem Projekt mitentwickelt werden kann </text:p>
      <text:p text:style-name="P6"/>
      <text:h text:style-name="P28" text:outline-level="3">3.4 Konfiguration der Datenbank</text:h>
      <text:p text:style-name="P8">Beschreibung welche Schritte durchgeführt werden müssen, um die Datenbank mitsamt ihrer Struktur und Beispieldaten auf einem lokalen System aufzusetzen</text:p>
      <text:p text:style-name="P8"/>
      <text:h text:style-name="P28" text:outline-level="3">3.3 Installation der Anwendung</text:h>
      <text:p text:style-name="P13"><text:span text:style-name="T5">Beschreibung wie die Anwendung auf dem lokalen Rechner gestartet werden kan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12S</meta:editing-duration>
    <meta:editing-cycles>11</meta:editing-cycles>
    <meta:generator>LibreOffice/4.3.7.2$Windows_x86 LibreOffice_project/8a35821d8636a03b8bf4e15b48f59794652c68ba</meta:generator>
    <dc:date>2015-07-05T18:00:58.071000000</dc:date>
    <meta:document-statistic meta:table-count="0" meta:image-count="0" meta:object-count="0" meta:page-count="5" meta:paragraph-count="34" meta:word-count="303" meta:character-count="2426" meta:non-whitespace-character-count="2159"/>
    <meta:user-defined meta:name="Info 1"/>
    <meta:user-defined meta:name="Info 2"/>
    <meta:user-defined meta:name="Info 3"/>
    <meta:user-defined meta:name="Info 4"/>
  </office:meta>
</office:document-meta>
</file>